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4f81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4.3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13.63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T1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000000" style:text-position="0% 100%" style:font-name="Calibri" fo:font-size="88pt" fo:language="es" fo:country="ES" style:text-underline-style="solid" style:text-underline-width="auto" style:text-underline-color="font-color" fo:font-weight="bold" style:font-size-asian="88pt" style:language-asian="es" style:country-asian="ES" style:font-weight-asian="bold" style:font-size-complex="88pt" style:language-complex="es" style:country-complex="ES" style:font-weight-complex="bold"/>
    </style:style>
    <style:style style:name="T3" style:family="text">
      <style:text-properties fo:color="#ffff66" style:text-position="0% 100%" style:font-name="Calibri" fo:font-size="40pt" fo:language="es" fo:country="ES" style:font-size-asian="40pt" style:language-asian="es" style:country-asian="ES" style:font-size-complex="40pt" style:language-complex="es" style:country-complex="ES"/>
    </style:style>
    <style:style style:name="T4" style:family="text">
      <style:text-properties fo:color="#000000" style:text-position="0% 100%" style:font-name="Calibri" fo:font-size="24pt" fo:language="es" fo:country="ES" style:font-size-asian="24pt" style:language-asian="es" style:country-asian="ES" style:font-size-complex="24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1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2.86cm" svg:height="4.586cm" svg:x="1.27cm" svg:y="7.232cm" presentation:class="title" presentation:user-transformed="true">
          <draw:text-box>
            <text:list text:style-name="L1">
              <text:list-header>
                <text:p text:style-name="P3"><text:span text:style-name="T2">Celebrare al Rey de Reyes</text:span></text:p>
              </text:list-header>
            </text:list>
          </draw:text-box>
        </draw:frame>
        <draw:custom-shape draw:style-name="gr2" draw:text-style-name="P4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SANTO, SIEMPRE SERAS SEÑOR</text:span><text:span text:style-name="T3"><text:line-break/></text:span><text:span text:style-name="T3">SANTO, A TI LA HONRA Y EL HONOR</text:span><text:span text:style-name="T3"><text:line-break/></text:span><text:span text:style-name="T3"><text:line-break/></text:span><text:span text:style-name="T3">DIGNO, DE RECIBIR LA GLORIA</text:span><text:span text:style-name="T3"><text:line-break/></text:span><text:span text:style-name="T3">OH, OH, OH, DE TI ES LA VICTORIA</text:span></text:p>
              </text:list-header>
            </text:list>
          </draw:text-box>
        </draw:frame>
        <draw:custom-shape draw:style-name="gr3" draw:text-style-name="P7" draw:layer="layout" svg:width="12.061cm" svg:height="1.402cm" svg:x="10.442cm" svg:y="15.725cm">
          <text:list text:style-name="L2">
            <text:list-item>
              <text:p text:style-name="P6"><text:span text:style-name="T4">Celebrare al Rey de Reyes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CELEBRARE</text:span><text:span text:style-name="T3"><text:line-break/></text:span><text:span text:style-name="T3">AL REY DE REYES CON ALEGRIA</text:span><text:span text:style-name="T3"><text:line-break/></text:span><text:span text:style-name="T3"><text:line-break/></text:span><text:span text:style-name="T3">ESTE ES EL DIA QUE HIZO EL SEÑOR, OH, OH, OH</text:span></text:p>
              </text:list-header>
            </text:list>
          </draw:text-box>
        </draw:frame>
        <draw:custom-shape draw:style-name="gr5" draw:text-style-name="P7" draw:layer="layout" svg:width="12.061cm" svg:height="1.402cm" svg:x="10.442cm" svg:y="15.725cm">
          <text:list text:style-name="L2">
            <text:list-item>
              <text:p text:style-name="P6"><text:span text:style-name="T4">Vale la pena vivir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3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8"><text:span text:style-name="T3">VALE LA PENA VIVIR</text:span><text:span text:style-name="T3"><text:line-break/></text:span><text:span text:style-name="T3"> CON JESUCRISTO SOY FELIZ</text:span><text:span text:style-name="T3"><text:line-break/></text:span><text:span text:style-name="T3"><text:line-break/></text:span><text:span text:style-name="T3">YO QUIERO ADORAR Y EXALTAR OH, OH, OH</text:span></text:p>
              </text:list-header>
            </text:list>
          </draw:text-box>
        </draw:frame>
        <draw:custom-shape draw:style-name="gr7" draw:text-style-name="P7" draw:layer="layout" svg:width="12.061cm" svg:height="1.402cm" svg:x="10.442cm" svg:y="15.725cm">
          <text:list text:style-name="L2">
            <text:list-item>
              <text:p text:style-name="P6"><text:span text:style-name="T4">Santo, siempre serás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4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SANTO, SIEMPRE SERAS SEÑOR</text:span><text:span text:style-name="T3"><text:line-break/></text:span><text:span text:style-name="T3">SANTO, A TI LA HONRA Y EL HONOR</text:span><text:span text:style-name="T3"><text:line-break/></text:span><text:span text:style-name="T3"><text:line-break/></text:span><text:span text:style-name="T3">DIGNO, DE RECIBIR LA GLORIA</text:span><text:span text:style-name="T3"><text:line-break/></text:span><text:span text:style-name="T3">OH, OH, OH, DE TI ES LA VICTORIA</text:span></text:p>
              </text:list-header>
            </text:list>
          </draw:text-box>
        </draw:frame>
        <draw:custom-shape draw:style-name="gr9" draw:text-style-name="P7" draw:layer="layout" svg:width="12.061cm" svg:height="1.402cm" svg:x="10.442cm" svg:y="15.725cm">
          <text:list text:style-name="L2">
            <text:list-item>
              <text:p text:style-name="P6"><text:span text:style-name="T4">Celebrare al Rey de Reyes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5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CELEBRARE</text:span><text:span text:style-name="T3"><text:line-break/></text:span><text:span text:style-name="T3">AL REY DE REYES CON ALEGRIA</text:span><text:span text:style-name="T3"><text:line-break/></text:span><text:span text:style-name="T3"><text:line-break/></text:span><text:span text:style-name="T3">ESTE ES EL DIA QUE HIZO EL SEÑOR, OH,OH,OH</text:span></text:p>
              </text:list-header>
            </text:list>
          </draw:text-box>
        </draw:frame>
        <draw:custom-shape draw:style-name="gr11" draw:text-style-name="P7" draw:layer="layout" svg:width="12.061cm" svg:height="1.402cm" svg:x="10.442cm" svg:y="15.725cm">
          <text:list text:style-name="L2">
            <text:list-item>
              <text:p text:style-name="P6"><text:span text:style-name="T4">Vale la pena vivir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6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8"><text:span text:style-name="T3">VALE LA PENA VIVIR</text:span><text:span text:style-name="T3"><text:line-break/></text:span><text:span text:style-name="T3"> CON JESUCRISTO SOY FELIZ</text:span><text:span text:style-name="T3"><text:line-break/></text:span><text:span text:style-name="T3"><text:line-break/></text:span><text:span text:style-name="T3">YO QUIERO ADORAR Y EXALTAR OH, OH, OH</text:span></text:p>
              </text:list-header>
            </text:list>
          </draw:text-box>
        </draw:frame>
        <draw:custom-shape draw:style-name="gr13" draw:text-style-name="P7" draw:layer="layout" svg:width="12.061cm" svg:height="1.402cm" svg:x="10.442cm" svg:y="15.725cm">
          <text:list text:style-name="L2">
            <text:list-item>
              <text:p text:style-name="P6"><text:span text:style-name="T4">Celebrare al Rey de Reye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7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CELEBRARE</text:span><text:span text:style-name="T3"><text:line-break/></text:span><text:span text:style-name="T3">AL REY DE REYES CON ALEGRIA</text:span><text:span text:style-name="T3"><text:line-break/></text:span><text:span text:style-name="T3"><text:line-break/></text:span><text:span text:style-name="T3">ESTE ES EL DIA QUE HIZO EL SEÑOR, OH,OH,OH</text:span></text:p>
              </text:list-header>
            </text:list>
          </draw:text-box>
        </draw:frame>
        <draw:custom-shape draw:style-name="gr15" draw:text-style-name="P7" draw:layer="layout" svg:width="12.061cm" svg:height="1.402cm" svg:x="10.442cm" svg:y="15.725cm">
          <text:list text:style-name="L2">
            <text:list-item>
              <text:p text:style-name="P6"><text:span text:style-name="T4">Vale la pena vivir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8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1">
        <draw:frame presentation:style-name="pr4" draw:text-style-name="P4" draw:layer="layout" svg:width="22.86cm" svg:height="13.891cm" svg:x="1.27cm" svg:y="0.594cm" presentation:class="title" presentation:user-transformed="true">
          <draw:text-box>
            <text:list text:style-name="L1">
              <text:list-header>
                <text:p text:style-name="P8"><text:span text:style-name="T3">VALE LA PENA VIVIR</text:span><text:span text:style-name="T3"><text:line-break/></text:span><text:span text:style-name="T3"> CON JESUCRISTO SOY FELIZ</text:span><text:span text:style-name="T3"><text:line-break/></text:span><text:span text:style-name="T3"><text:line-break/></text:span><text:span text:style-name="T3">YO QUIERO ADORAR</text:span><text:span text:style-name="T3"><text:line-break/></text:span><text:span text:style-name="T3">Y EXALTAR OH, OH, OH</text:span></text:p>
              </text:list-header>
            </text:list>
          </draw:text-box>
        </draw:frame>
        <draw:custom-shape draw:style-name="gr17" draw:text-style-name="P7" draw:layer="layout" svg:width="12.061cm" svg:height="1.402cm" svg:x="10.442cm" svg:y="15.725cm">
          <text:list text:style-name="L2">
            <text:list-item>
              <text:p text:style-name="P6"><text:span text:style-name="T4">Yo quiero adorar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9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8"><text:span text:style-name="T3">YO QUIERO ADORAR</text:span><text:span text:style-name="T3"><text:line-break/></text:span><text:span text:style-name="T3"> Y EXALTAR OH, OH, OH</text:span><text:span text:style-name="T3"><text:line-break/></text:span><text:span text:style-name="T3"><text:line-break/></text:span><text:span text:style-name="T3">YO QUIERO ADORAR</text:span><text:span text:style-name="T3"><text:line-break/></text:span><text:span text:style-name="T3"> Y EXALTAR OH, OH, OH</text:span></text:p>
              </text:list-header>
            </text:list>
          </draw:text-box>
        </draw:frame>
        <draw:custom-shape draw:style-name="gr19" draw:text-style-name="P7" draw:layer="layout" svg:width="12.061cm" svg:height="1.402cm" svg:x="10.442cm" svg:y="15.725cm">
          <text:list text:style-name="L2">
            <text:list-item>
              <text:p text:style-name="P6"><text:span text:style-name="T4">FIN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0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4f81bd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4f81b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acer</dc:creator>
    <dc:date>2012-01-08T02:22:38</dc:date>
    <meta:editing-cycles>20</meta:editing-cycles>
    <meta:editing-duration>PT2H5M</meta:editing-duration>
    <meta:document-statistic meta:object-count="72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